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svg:stroke-color="#000000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03cm" svg:height="1.803cm" svg:x="8.639cm" svg:y="2.9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1.803cm" svg:height="1.803cm" svg:x="14.701cm" svg:y="2.98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5" draw:id="id5" draw:layer="layout" svg:width="1.803cm" svg:height="1.803cm" svg:x="20.495cm" svg:y="6.767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803cm" svg:height="1.803cm" svg:x="8.639cm" svg:y="10.317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803cm" svg:height="1.803cm" svg:x="15.672cm" svg:y="10.283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803cm" svg:height="1.803cm" svg:x="10.447cm" svg:y="15.24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4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4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3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3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4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5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5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5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4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5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5" draw:text-style-name="P1" draw:layer="layout" draw:type="line" svg:x1="16.574cm" svg:y1="10.283cm" svg:x2="15.603cm" svg:y2="4.785cm" draw:start-shape="id6" draw:start-glue-point="4" draw:end-shape="id4" draw:end-glue-point="8" svg:d="M16574 10283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9-08T00:52:23.772982985</dc:date>
    <dc:creator>elucterio </dc:creator>
    <meta:editing-duration>PT28M43S</meta:editing-duration>
    <meta:editing-cycles>23</meta:editing-cycles>
    <meta:generator>LibreOffice/4.2.8.2$Linux_X86_64 LibreOffice_project/420m0$Build-2</meta:generator>
    <meta:document-statistic meta:object-count="20"/>
  </office:meta>
</office:document-meta>
</file>